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262" officeooo:paragraph-rsid="0011c262"/>
    </style:style>
    <style:style style:name="P2" style:family="paragraph" style:parent-style-name="Standard">
      <style:text-properties officeooo:rsid="00135ebb" officeooo:paragraph-rsid="0011c262"/>
    </style:style>
    <style:style style:name="P3" style:family="paragraph" style:parent-style-name="Standard">
      <style:text-properties fo:font-weight="bold" officeooo:rsid="0014cc05" officeooo:paragraph-rsid="0014cc05" style:font-weight-asian="bold" style:font-weight-complex="bold"/>
    </style:style>
    <style:style style:name="P4" style:family="paragraph" style:parent-style-name="Standard">
      <style:text-properties fo:font-weight="bold" officeooo:rsid="0014cc05" officeooo:paragraph-rsid="001833b8" style:font-weight-asian="bold" style:font-weight-complex="bold"/>
    </style:style>
    <style:style style:name="P5" style:family="paragraph" style:parent-style-name="Standard">
      <style:text-properties fo:font-weight="bold" officeooo:rsid="0014cc05" officeooo:paragraph-rsid="001abbba" style:font-weight-asian="bold" style:font-weight-complex="bold"/>
    </style:style>
    <style:style style:name="T1" style:family="text">
      <style:text-properties fo:font-weight="normal" officeooo:rsid="001659a3" style:font-weight-asian="normal" style:font-weight-complex="normal"/>
    </style:style>
    <style:style style:name="T2" style:family="text">
      <style:text-properties fo:font-weight="normal" officeooo:rsid="00165d71" style:font-weight-asian="normal" style:font-weight-complex="normal"/>
    </style:style>
    <style:style style:name="T3" style:family="text">
      <style:text-properties fo:font-weight="normal" officeooo:rsid="001833b8" style:font-weight-asian="normal" style:font-weight-complex="normal"/>
    </style:style>
    <style:style style:name="T4" style:family="text">
      <style:text-properties fo:font-weight="normal" officeooo:rsid="001a32b5" style:font-weight-asian="normal" style:font-weight-complex="normal"/>
    </style:style>
    <style:style style:name="T5" style:family="text">
      <style:text-properties fo:font-weight="normal" officeooo:rsid="001abbba" style:font-weight-asian="normal" style:font-weight-complex="normal"/>
    </style:style>
    <style:style style:name="T6" style:family="text">
      <style:text-properties fo:font-weight="normal" officeooo:rsid="001cb55d" style:font-weight-asian="normal" style:font-weight-complex="normal"/>
    </style:style>
    <style:style style:name="T7" style:family="text">
      <style:text-properties officeooo:rsid="001cb5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11</text:p>
      <text:p text:style-name="P1">12/1/17</text:p>
      <text:p text:style-name="P1">Filename: postlab11.pdf</text:p>
      <text:p text:style-name="P1">File Description: Graphs Post-lab Report</text:p>
      <text:p text:style-name="P2"/>
      <text:p text:style-name="P3">Complexity Analysis </text:p>
      <text:p text:style-name="P3"><text:tab/><text:span text:style-name="T6">My topological sorting algorithm is theta(V + E), where V is the number of vertices and E is the number of edges.</text:span></text:p>
      <text:p text:style-name="P3"><text:tab/><text:span text:style-name="T3">My algorithm for finding the shortest possible route was, as instructed brute force. Therefore, the runtime is theta(n!). </text:span></text:p>
      <text:p text:style-name="P3"/>
      <text:p text:style-name="P3">Acceleration Techniques </text:p>
      <text:p text:style-name="P4"><text:tab/><text:span text:style-name="T1">The Christofides algorithm is a <text:s/>technique for approximating the shortest possible route in the traveling salesman problem. With the algorithm, the approximated route has been proven to be within a factor of 1.5 of the shortest possible route, which is currently he best known “approximation ratio” for general cases of the traveling salesman problem (</text:span><text:a xlink:type="simple" xlink:href="https://en.wikipedia.org/wiki/Christofides_algorithm" text:style-name="Internet_20_link" text:visited-style-name="Visited_20_Internet_20_Link"><text:span text:style-name="T1">https://en.wikipedia.org/wiki/Christofides_algorithm</text:span></text:a><text:span text:style-name="T1">). </text:span><text:span text:style-name="T2">First, the algorithm finds </text:span><text:span text:style-name="T1"><text:s/></text:span><text:span text:style-name="T2">what is known as the shortest “spanning tree,” which is a graph with the shortest total edge length that still connects all the cities. Then, it finds a perfect matching (a graph where no edges share common vertices) of all the vertices with an odd number of edges connected to them. The edges of the spanning tree and perfect matching are then combined, </text:span><text:span text:style-name="T3">and the resulting graph is modified so every edge is visited just once. Finally, all repeated vertices are skipped (</text:span><text:a xlink:type="simple" xlink:href="https://xlinux.nist.gov/dads/HTML/christofides.html" text:style-name="Internet_20_link" text:visited-style-name="Visited_20_Internet_20_Link"><text:span text:style-name="T3">https://xlinux.nist.gov/dads/HTML/christofides.html</text:span></text:a><text:span text:style-name="T3">). The runtime woul</text:span><text:span text:style-name="T4">d be closer to linear. Finding the shortest spanning tree just involves looping through all the possible edges and finding the shortest path between two, then adding onto that. It would therefore drastically increase my code’s runtime, which is currently theta(n!). </text:span></text:p>
      <text:p text:style-name="P5"><text:span text:style-name="T4"><text:tab/>Researchers at Stanford and McGill University recently developed an approximation technique that generates a path within 1.4 times the length of the shortest path. </text:span><text:span text:style-name="T5">Fractions of the graph are solved separately, and are rounded off into a spanning tree (not necessarily the shortest spanning tree). This spanning tree then undergoes all the same steps as the shortest panning tree in the Chrisofides algorithm (</text:span><text:a xlink:type="simple" xlink:href="https://web.stanford.edu/~saberi/tsp.pdf" text:style-name="Internet_20_link" text:visited-style-name="Visited_20_Internet_20_Link"><text:span text:style-name="T5">https://web.stanford.edu/~saberi/tsp.pdf</text:span></text:a><text:span text:style-name="T5">). This technique too would drastically speed up my code, but less so than the pure Christofides algorithm. This newer algorithm introduces randomized components to the creation of the spanning tree, adding more time to the Christofides algorithm. Obviously, as a trade off, the generated path is guaranteed to be less than 1.4 times the actual shortest path, whereas the Christofides algorithm only guarantees that the path will be within 1.5 times the actual shor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1:26:28.564265083</meta:creation-date>
    <dc:date>2017-12-01T02:55:38.428994357</dc:date>
    <meta:editing-duration>PT16M28S</meta:editing-duration>
    <meta:editing-cycles>4</meta:editing-cycles>
    <meta:generator>LibreOffice/5.1.6.2$Linux_X86_64 LibreOffice_project/10m0$Build-2</meta:generator>
    <meta:document-statistic meta:table-count="0" meta:image-count="0" meta:object-count="0" meta:page-count="1" meta:paragraph-count="11" meta:word-count="380" meta:character-count="2540" meta:non-whitespace-character-count="2161"/>
  </office:meta>
</office:document-meta>
</file>